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0e490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Table_20_Contents"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ca56a54"/>
    </style:style>
    <style:style style:name="P48" style:family="paragraph" style:parent-style-name="Standard">
      <style:text-properties officeooo:paragraph-rsid="0ca5faa5"/>
    </style:style>
    <style:style style:name="P49" style:family="paragraph" style:parent-style-name="Standard">
      <style:text-properties officeooo:paragraph-rsid="0ca6ddb9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ddfbc49"/>
    </style:style>
    <style:style style:name="P68" style:family="paragraph" style:parent-style-name="Standard">
      <style:text-properties officeooo:paragraph-rsid="0deb3f7d"/>
    </style:style>
    <style:style style:name="P69" style:family="paragraph" style:parent-style-name="Footnote">
      <style:text-properties officeooo:rsid="043ccc66" officeooo:paragraph-rsid="0dca2508"/>
    </style:style>
    <style:style style:name="P70" style:family="paragraph" style:parent-style-name="Footnote">
      <style:text-properties officeooo:rsid="043ccc66" officeooo:paragraph-rsid="0e5afad8"/>
    </style:style>
    <style:style style:name="P71" style:family="paragraph" style:parent-style-name="Standard">
      <style:text-properties officeooo:paragraph-rsid="0e0f3ce4"/>
    </style:style>
    <style:style style:name="P72" style:family="paragraph" style:parent-style-name="Standard">
      <style:text-properties officeooo:paragraph-rsid="0e153b91"/>
    </style:style>
    <style:style style:name="P73" style:family="paragraph" style:parent-style-name="Standard">
      <style:text-properties officeooo:paragraph-rsid="0e26e14b"/>
    </style:style>
    <style:style style:name="P74" style:family="paragraph" style:parent-style-name="Standard">
      <style:text-properties officeooo:paragraph-rsid="0e5c6890"/>
    </style:style>
    <style:style style:name="P75" style:family="paragraph" style:parent-style-name="Footnote">
      <style:text-properties officeooo:paragraph-rsid="0e72255e"/>
    </style:style>
    <style:style style:name="P76" style:family="paragraph" style:parent-style-name="Footnote">
      <style:text-properties officeooo:paragraph-rsid="0e81bf91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Footnote">
      <style:text-properties officeooo:paragraph-rsid="0ef98af7"/>
    </style:style>
    <style:style style:name="P85" style:family="paragraph" style:parent-style-name="Footnote">
      <style:text-properties officeooo:paragraph-rsid="0f01ec83"/>
    </style:style>
    <style:style style:name="P86" style:family="paragraph" style:parent-style-name="Footnote">
      <style:text-properties officeooo:paragraph-rsid="0f05db4d"/>
    </style:style>
    <style:style style:name="P87" style:family="paragraph" style:parent-style-name="Standard">
      <style:text-properties officeooo:paragraph-rsid="0f1c472f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47fb57c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 loext:padding="0.049cm" loext:border="0.31pt solid #000000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text-underline-style="none"/>
    </style:style>
    <style:style style:name="T225" style:family="text">
      <style:text-properties fo:color="#000000" loext:opacity="100%" style:text-line-through-style="none" style:text-line-through-type="none" style:text-underline-style="none" officeooo:rsid="0aabd8f8"/>
    </style:style>
    <style:style style:name="T226" style:family="text">
      <style:text-properties fo:color="#000000" loext:opacity="100%" style:text-line-through-style="none" style:text-line-through-type="none" style:text-underline-style="none" officeooo:rsid="0ee1abbb"/>
    </style:style>
    <style:style style:name="T227" style:family="text">
      <style:text-properties fo:color="#000000" loext:opacity="100%" style:text-line-through-style="none" style:text-line-through-type="none" style:text-underline-style="none" officeooo:rsid="0ee5411e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officeooo:rsid="004804ae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officeooo:rsid="047da547"/>
    </style:style>
    <style:style style:name="T3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5" style:family="text">
      <style:text-properties style:use-window-font-color="true" loext:opacity="0%" style:font-name="Liberation Sans" fo:font-size="12pt" style:font-size-asian="12pt" style:font-size-complex="12pt"/>
    </style:style>
    <style:style style:name="T356" style:family="text">
      <style:text-properties style:use-window-font-color="true" loext:opacity="0%" style:font-name="Liberation Sans" officeooo:rsid="0efd8e5c"/>
    </style:style>
    <style:style style:name="T357" style:family="text">
      <style:text-properties officeooo:rsid="04473353"/>
    </style:style>
    <style:style style:name="T35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officeooo:rsid="0aace3cd"/>
    </style:style>
    <style:style style:name="T362" style:family="text">
      <style:text-properties fo:font-size="8pt" style:font-size-asian="8pt" style:font-size-complex="8pt" loext:padding="0.049cm" loext:border="0.31pt solid #000000"/>
    </style:style>
    <style:style style:name="T363" style:family="text">
      <style:text-properties officeooo:rsid="01657261" style:font-size-complex="12pt"/>
    </style:style>
    <style:style style:name="T364" style:family="text">
      <style:text-properties officeooo:rsid="0e5635a7"/>
    </style:style>
    <style:style style:name="T365" style:family="text">
      <style:text-properties officeooo:rsid="0e56c5f4"/>
    </style:style>
    <style:style style:name="T366" style:family="text">
      <style:text-properties officeooo:rsid="0e80285f"/>
    </style:style>
    <style:style style:name="T367" style:family="text">
      <style:text-properties officeooo:rsid="0e838e2a"/>
    </style:style>
    <style:style style:name="T368" style:family="text">
      <style:text-properties officeooo:rsid="0e83c34e"/>
    </style:style>
    <style:style style:name="T36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808080" loext:opacity="100%" style:font-name="Liberation Sans" fo:font-size="12pt" style:font-size-asian="12pt" style:font-size-complex="12pt"/>
    </style:style>
    <style:style style:name="T38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officeooo:rsid="0ee1abbb"/>
    </style:style>
    <style:style style:name="T3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1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8"><text:span text:style-name="Strong_20_Emphasis"><text:span text:style-name="T250">C</text:span></text:span><text:span text:style-name="Strong_20_Emphasis"><text:span text:style-name="T249">hecklist voor </text:span></text:span><text:span text:style-name="Strong_20_Emphasis"><text:span text:style-name="T251">de installatie</text:span></text:span><text:span text:style-name="Strong_20_Emphasis"><text:span text:style-name="T249"> van </text:span></text:span><text:span text:style-name="Strong_20_Emphasis"><text:span text:style-name="T249"><text:user-field-get text:name="Distro">Ubuntu</text:user-field-get></text:span></text:span><text:span text:style-name="Strong_20_Emphasis"><text:span text:style-name="T249"><text:s/></text:span></text:span><text:span text:style-name="Strong_20_Emphasis"><text:span text:style-name="T257"><text:user-field-get text:name="Version">22.04</text:user-field-get></text:span></text:span><text:span text:style-name="Strong_20_Emphasis"><text:span text:style-name="T253"><text:s/></text:span></text:span><text:span text:style-name="Strong_20_Emphasis"><text:span text:style-name="T254">LTS</text:span></text:span><text:span text:style-name="Strong_20_Emphasis"><text:span text:style-name="T254"><text:note text:id="ftn1" text:note-class="footnote"><text:note-citation>1</text:note-citation><text:note-body><text:p text:style-name="P86"><text:span text:style-name="T280">LTS</text:span><text:span text:style-name="T288"> </text:span><text:span text:style-name="T289">staat voor</text:span><text:span text:style-name="T287"> </text:span><text:span text:style-name="T280">Long-Term Support, langetermijnondersteuning, </text:span><text:span text:style-name="T290">en </text:span><text:span text:style-name="T291">d</text:span><text:span text:style-name="T290">eze </text:span><text:span text:style-name="Strong_20_Emphasis"><text:span text:style-name="T296"><text:user-field-get text:name="Distro">Ubuntu</text:user-field-get></text:span></text:span><text:span text:style-name="T290"><text:s/></text:span><text:span text:style-name="T297"><text:user-field-get text:name="Version">22.04</text:user-field-get></text:span><text:span text:style-name="T297"><text:s/></text:span><text:span text:style-name="T290">LTS </text:span><text:span text:style-name="T292">(codenaam </text:span><text:span text:style-name="T295">J</text:span><text:span text:style-name="T388">ammy Jellyfish</text:span><text:span text:style-name="T292">) </text:span><text:span text:style-name="T289">van</text:span><text:span text:style-name="T286"> </text:span><text:span text:style-name="T284">april</text:span><text:span text:style-name="T282"> </text:span><text:span text:style-name="Strong_20_Emphasis"><text:span text:style-name="T173"><text:user-field-get style:data-style-name="N0" text:name="Releaseyear">2022</text:user-field-get></text:span></text:span><text:span text:style-name="T284"><text:s/></text:span><text:span text:style-name="T280">wordt </text:span><text:span text:style-name="T281">vijf</text:span><text:span text:style-name="T280"> jaar onder</text:span><text:span text:style-name="T286">houden</text:span><text:span text:style-name="T285"> </text:span><text:span text:style-name="T280">tot </text:span><text:span text:style-name="T284">april</text:span><text:span text:style-name="T279"> </text:span><text:span text:style-name="T280">202</text:span><text:span text:style-name="T284">7</text:span><text:span text:style-name="T283">.</text:span></text:p></text:note-body></text:note></text:span></text:span><text:span text:style-name="Strong_20_Emphasis"><text:span text:style-name="T255"> </text:span></text:span><text:span text:style-name="Strong_20_Emphasis"><text:span text:style-name="T256"><text:user-field-get text:name="Edition">desktop</text:user-field-get></text:span></text:span><text:span text:style-name="Strong_20_Emphasis"><text:span text:style-name="T252">.</text:span></text:span></text:p>
      <text:p text:style-name="P11"/>
      <text:p text:style-name="P72"><text:span text:style-name="T41">Kijk op</text:span><text:span text:style-name="T249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9"> </text:span><text:span text:style-name="T332">voor</text:span><text:span text:style-name="T333"> </text:span><text:span text:style-name="T334">deze en andere </text:span><text:span text:style-name="T335">Linux documenten</text:span><text:span text:style-name="T71">, scripts, </text:span><text:span text:style-name="T72">en informatie</text:span><text:span text:style-name="T71">.</text:span></text:p>
      <text:p text:style-name="P12"/>
      <text:p text:style-name="P43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9">tekst</text:span></text:span><text:span text:style-name="T34">- en</text:span><text:span text:style-name="Strong_20_Emphasis"><text:span text:style-name="T78"> </text:span></text:span><text:span text:style-name="Strong_20_Emphasis"><text:span text:style-name="T122"><draw:control text:anchor-type="as-char" draw:z-index="20" draw:name="Vorm3_ 1" draw:style-name="gr1" draw:text-style-name="P93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3"/>
      <text:p text:style-name="P19"><text:span text:style-name="T22">Vul </text:span><text:span text:style-name="T21">achter</text:span><text:span text:style-name="T16"> de </text:span><text:span text:style-name="Definition"><text:span text:style-name="T391">ONDERSTREEPTE</text:span></text:span><text:span text:style-name="T1"> </text:span><text:span text:style-name="T17">woorden</text:span><text:span text:style-name="T16"> het</text:span><text:span text:style-name="Strong_20_Emphasis"><text:span text:style-name="T314"> </text:span></text:span><text:span text:style-name="Strong_20_Emphasis"><text:span text:style-name="T315">tekstvak</text:span></text:span><text:span text:style-name="T17"> </text:span><text:span text:style-name="T22">in,</text:span><text:span text:style-name="T17"> </text:span><text:span text:style-name="T336">zie </text:span><text:span text:style-name="T356">[</text:span><text:span text:style-name="T336">toelichting</text:span><text:span text:style-name="T356">]</text:span><text:span text:style-name="T17">:</text:span></text:p>
      <text:p text:style-name="P2"><text:span text:style-name="Definition"><text:span text:style-name="T26">GEBRUIKER</text:span></text:span><text:span text:style-name="T341"><text:tab/><text:tab/></text:span><text:span text:style-name="T355"> <text:tab/><text:tab/></text:span><text:span text:style-name="T342"><draw:control text:anchor-type="as-char" svg:y="-0.429cm" draw:z-index="8" draw:name="Gebruiker" draw:style-name="gr2" draw:text-style-name="P94" svg:width="6.002cm" svg:height="0.6cm" draw:control="control9"><svg:title>Gebruiker</svg:title><svg:desc>Volledige naam, bijv. Jan Stek</svg:desc></draw:control></text:span><text:span text:style-name="T342"><text:tab/></text:span><text:span text:style-name="T343">[</text:span><text:span text:style-name="T339">volledige naam, bijv. </text:span><text:span text:style-name="T340">J</text:span><text:span text:style-name="T353">a</text:span><text:span text:style-name="T340">n </text:span><text:span text:style-name="T353">Jansen</text:span><text:span text:style-name="T354">]</text:span></text:p>
      <text:p text:style-name="P87"><text:span text:style-name="Definition"><text:span text:style-name="T338">g</text:span></text:span><text:span text:style-name="Definition">ebruikersnaam</text:span><text:span text:style-name="T337"><text:tab/></text:span><text:span text:style-name="T337"><draw:control text:anchor-type="as-char" svg:y="-0.429cm" draw:z-index="19" draw:name="Gberuikersnaam 2" draw:style-name="gr2" draw:text-style-name="P94" svg:width="6.002cm" svg:height="0.6cm" draw:control="control20"><svg:title>Gebruikersnaam</svg:title><svg:desc>Korte naam, bijv. jan</svg:desc></draw:control></text:span><text:span text:style-name="T337"><text:tab/></text:span><text:span text:style-name="T9">[</text:span><text:span text:style-name="T8">korte naam, bijv. </text:span><text:span text:style-name="T261">j</text:span><text:span text:style-name="T262">a</text:span><text:span text:style-name="T261">n</text:span><text:span text:style-name="T263">]</text:span></text:p>
      <text:p text:style-name="P8"><text:span text:style-name="Definition">COMPUTERNAAM</text:span><text:span text:style-name="T344"><text:tab/><text:tab/></text:span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text:tab/><text:span text:style-name="T350">[</text:span><text:span text:style-name="T346">naam van de compute</text:span><text:span text:style-name="T347">r, </text:span><text:span text:style-name="T348">bijv. </text:span><text:span text:style-name="T349">pc02</text:span><text:span text:style-name="T350">]</text:span></text:p>
      <text:p text:style-name="P1"><text:span text:style-name="Definition">OPSTARTMEnU</text:span><text:span text:style-name="T342"><text:tab/><text:tab/><text:tab/></text:span><text:span text:style-name="T342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342"><text:tab/></text:span><text:span text:style-name="T350">[</text:span><text:span text:style-name="T346">to</text:span><text:span text:style-name="T351">ets voor het opstartmedium</text:span><text:span text:style-name="T352">]</text:span></text:p>
      <text:p text:style-name="P6"><text:span text:style-name="Definition"><text:span text:style-name="T345">INSTELLINGE</text:span></text:span><text:span text:style-name="Definition">N</text:span><text:span text:style-name="T345"> <text:tab/><text:tab/><text:tab/></text:span><text:span text:style-name="T345"><draw:control text:anchor-type="as-char" svg:y="-0.429cm" draw:z-index="7" draw:name="Instellingen" draw:style-name="gr2" draw:text-style-name="P94" svg:width="6.002cm" svg:height="0.6cm" draw:control="control8"><svg:title>Instellingen</svg:title><svg:desc>Toets voor het BIOS/UEFI-scherm ("setup")</svg:desc></draw:control></text:span><text:span text:style-name="T345"><text:tab/></text:span><text:span text:style-name="T350">[</text:span><text:span text:style-name="T346">toets voor het UEFI-BIOS-scherm</text:span><text:span text:style-name="T350">]</text:span></text:p>
      <text:p text:style-name="P3"><text:span text:style-name="Definition"><text:span text:style-name="T377">GEBRUIKER2</text:span></text:span><text:span text:style-name="T382"><text:tab/></text:span><text:span text:style-name="T384"> <text:tab/><text:tab/></text:span><text:span text:style-name="T369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369"><text:tab/></text:span><text:span text:style-name="T370">[</text:span><text:span text:style-name="T371">volledige naam </text:span><text:span text:style-name="T372">evt. 2</text:span><text:span text:style-name="T385">e</text:span><text:span text:style-name="T372"> gebruiker</text:span><text:span text:style-name="T373">]</text:span></text:p>
      <text:p text:style-name="P73"><text:span text:style-name="Definition"><text:span text:style-name="T377">GEBRUIKERSN</text:span></text:span><text:span text:style-name="Definition"><text:span text:style-name="T378">aa</text:span></text:span><text:span text:style-name="Definition"><text:span text:style-name="T377">M2</text:span></text:span><text:span text:style-name="Definition"><text:span text:style-name="T383"><text:tab/></text:span></text:span><text:span text:style-name="T374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374"><text:tab/></text:span><text:span text:style-name="T376">[</text:span><text:span text:style-name="T375">korte naam</text:span><text:span text:style-name="T379"> </text:span><text:span text:style-name="T380">evt. 2</text:span><text:span text:style-name="T386">e</text:span><text:span text:style-name="T380"> gebruiker</text:span><text:span text:style-name="T381">]</text:span></text:p>
      <text:p text:style-name="P7"><text:span text:style-name="T264">Vervang </text:span><text:span text:style-name="T271">de</text:span><text:span text:style-name="T264"> </text:span><text:span text:style-name="Definition"><text:span text:style-name="T28">ONDERSTREEPTE</text:span></text:span><text:span text:style-name="T264"> </text:span><text:span text:style-name="T265">woorden </text:span><text:span text:style-name="T264">in deze checklist door </text:span><text:span text:style-name="T271">de </text:span><text:span text:style-name="T270">ingevulde gegevens</text:span><text:span text:style-name="T264">.</text:span></text:p>
      <text:p text:style-name="P5"/>
      <text:p text:style-name="P5"/>
      <text:p text:style-name="P4"><text:span text:style-name="T275">Nog niet op Linux?</text:span><text:span text:style-name="T266"><text:tab/></text:span><text:span text:style-name="T272"><text:tab/></text:span><text:span text:style-name="T273">G</text:span><text:span text:style-name="T267">ebruik </text:span><text:span text:style-name="Strong_20_Emphasis"><text:span text:style-name="T276">Checklist migratie</text:span></text:span><text:span text:style-name="T26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8"> onder </text:span><text:span text:style-name="T274">Linux</text:span><text:span text:style-name="T269">.</text:span></text:p>
      <text:p text:style-name="P42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7"/>
      <text:p text:style-name="P27"/>
      <text:list xml:id="list682316502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7"><text:span text:style-name="Strong_20_Emphasis"><text:span text:style-name="T76"><text:s/></text:span></text:span><text:span text:style-name="Strong_20_Emphasis"><text:span text:style-name="T121"><draw:control text:anchor-type="as-char" draw:z-index="13" draw:name="Vorm3_0" draw:style-name="gr1" draw:text-style-name="P9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6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9"><text:span text:style-name="User_20_Entry"><text:span text:style-name="T172">E</text:span></text:span><text:span text:style-name="User_20_Entry"><text:span text:style-name="T217">v</text:span></text:span><text:span text:style-name="User_20_Entry"><text:span text:style-name="T218">en</text:span></text:span><text:span text:style-name="User_20_Entry"><text:span text:style-name="T220">t</text:span></text:span><text:span text:style-name="User_20_Entry"><text:span text:style-name="T221">uele </text:span></text:span><text:span text:style-name="User_20_Entry"><text:span text:style-name="T222">extra </text:span></text:span><text:span text:style-name="Definition"><text:span text:style-name="T389">gebruiker</text:span></text:span><text:span text:style-name="User_20_Entry"><text:span text:style-name="T206">s</text:span></text:span><text:span text:style-name="User_20_Entry"><text:span text:style-name="T222"> aanmelden </text:span></text:span><text:span text:style-name="User_20_Entry"><text:span text:style-name="T223">en dezelfde stappen uitvoeren</text:span></text:span><text:span text:style-name="User_20_Entry"><text:span text:style-name="T219">.</text:span></text:span></text:p></text:note-body></text:note>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80"><text:s/></text:span></text:span><text:span text:style-name="Strong_20_Emphasis"><text:span text:style-name="T123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80">Installeer </text:span></text:span><text:span text:style-name="Strong_20_Emphasis"><text:span text:style-name="T119">pakket kz</text:span></text:span><text:span text:style-name="Strong_20_Emphasis"><text:span text:style-name="T119"><text:note text:id="ftn3" text:note-class="footnote"><text:note-citation>3</text:note-citation><text:note-body><text:p text:style-name="P81"><text:span text:style-name="T367">Debian-</text:span><text:span text:style-name="T368">p</text:span>akket kz plaatst documenten en scripts van Karel Zimmer <text:span text:style-name="T366">(zie </text:span><text:a xlink:type="simple" xlink:href="https://karelzimmer.nl/" text:style-name="Internet_20_link" text:visited-style-name="Visited_20_Internet_20_Link"><text:span text:style-name="Strong_20_Emphasis"><text:span text:style-name="T358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9"> </text:span></text:span><text:span text:style-name="Strong_20_Emphasis"><text:span text:style-name="T81">via </text:span></text:span><text:span text:style-name="Strong_20_Emphasis"><text:span text:style-name="T89">een </text:span></text:span><text:span text:style-name="Strong_20_Emphasis"><text:span text:style-name="T95">druk op de </text:span></text:span><text:span text:style-name="Strong_20_Emphasis"><text:span text:style-name="T92">Super</text:span></text:span><text:span text:style-name="Strong_20_Emphasis"><text:span text:style-name="T95">-toets</text:span></text:span><text:span text:style-name="Strong_20_Emphasis"><text:span text:style-name="T39"><text:note text:id="ftn4" text:note-class="footnote"><text:note-citation>4</text:note-citation><text:note-body><text:p text:style-name="P85"><text:span text:style-name="T231">D</text:span>e <text:span text:style-name="T362">Super</text:span>-toets <text:span text:style-name="T293">is de Windows-toets, Command-toets </text:span><text:span text:style-name="T294">(Apple)</text:span><text:span text:style-name="T293">, of Vergrootglas-toets </text:span><text:span text:style-name="T294">(Chromebook)</text:span><text:span text:style-name="T293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4">ter</text:span></text:span><text:span text:style-name="Strong_20_Emphasis"><text:span text:style-name="T145">m</text:span></text:span><text:span text:style-name="Strong_20_Emphasis"><text:span text:style-name="T83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46">Terminalvenst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56"><text:span text:style-name="T3">Typ</text:span><text:span text:style-name="Strong_20_Emphasis"><text:span text:style-name="T84">, of </text:span></text:span><text:span text:style-name="Strong_20_Emphasis"><text:span text:style-name="T83">kopieer en plak, de</text:span></text:span><text:span text:style-name="Strong_20_Emphasis"><text:span text:style-name="T85">z</text:span></text:span><text:span text:style-name="Strong_20_Emphasis"><text:span text:style-name="T83">e </text:span></text:span><text:span text:style-name="Strong_20_Emphasis"><text:span text:style-name="T86">twee </text:span></text:span><text:span text:style-name="Strong_20_Emphasis"><text:span text:style-name="T83">opdrachten, ieder gevolgd door de </text:span></text:span><text:span text:style-name="Strong_20_Emphasis"><text:span text:style-name="T82">Enter</text:span></text:span><text:span text:style-name="Strong_20_Emphasis"><text:span text:style-name="T81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66"><text:span text:style-name="T3">V</text:span><text:span text:style-name="Strong_20_Emphasis"><text:span text:style-name="T87">olg </text:span></text:span><text:span text:style-name="Strong_20_Emphasis"><text:span text:style-name="T8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80"><text:s/></text:span></text:span><text:span text:style-name="Strong_20_Emphasis"><text:span text:style-name="Strong_20_Emphasis"><text:span text:style-name="T123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89">Bereid de installatie voor </text:span></text:span><text:span text:style-name="Strong_20_Emphasis"><text:span text:style-name="T81">via </text:span></text:span><text:span text:style-name="Strong_20_Emphasis"><text:span text:style-name="T89">een </text:span></text:span><text:span text:style-name="Strong_20_Emphasis"><text:span text:style-name="T90">druk </text:span></text:span><text:span text:style-name="Strong_20_Emphasis"><text:span text:style-name="T91">op de </text:span></text:span><text:span text:style-name="Strong_20_Emphasis"><text:span text:style-name="T92">Super</text:span></text:span><text:span text:style-name="Strong_20_Emphasis"><text:span text:style-name="T91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94">yp </text:span></text:span><text:span text:style-name="Strong_20_Emphasis"><text:span text:style-name="T140">men</text:span></text:span><text:span text:style-name="Strong_20_Emphasis"><text:span text:style-name="T141">u</text:span></text:span><text:span text:style-name="Strong_20_Emphasis"><text:span text:style-name="T95"> </text:span></text:span><text:span text:style-name="Strong_20_Emphasis"><text:span text:style-name="T96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</text:span></text:span><text:span text:style-name="Strong_20_Emphasis"><text:span text:style-name="T124">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98">K</text:span></text:span><text:span text:style-name="Strong_20_Emphasis"><text:span text:style-name="T99">ie</text:span></text:span><text:span text:style-name="Strong_20_Emphasis"><text:span text:style-name="T100">s</text:span></text:span><text:span text:style-name="Strong_20_Emphasis"><text:span text:style-name="T88"> </text:span></text:span><text:span text:style-name="Strong_20_Emphasis"><text:span text:style-name="T160">1</text:span></text:span><text:span text:style-name="Strong_20_Emphasis"><text:span text:style-name="T161"> </text:span></text:span><text:span text:style-name="Strong_20_Emphasis"><text:span text:style-name="T162">In</text:span></text:span><text:span text:style-name="Strong_20_Emphasis"><text:span text:style-name="T149">stallatie voorbereiden</text:span></text:span><text:span text:style-name="Strong_20_Emphasis"><text:span text:style-name="T101"> </text:span></text:span><text:span text:style-name="Strong_20_Emphasis"><text:span text:style-name="T87">en volg </text:span></text:span><text:span text:style-name="Strong_20_Emphasis"><text:span text:style-name="T88">de aanwijzingen op het scherm.</text:span></text:span></text:p>
          </table:table-cell>
        </table:table-row>
      </table:table>
      <text:p text:style-name="P15"/>
      <text:list xml:id="list84757289797787" text:continue-numbering="true" text:style-name="L1">
        <text:list-item>
          <text:p text:style-name="P91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4"><text:span text:style-name="Strong_20_Emphasis"><text:span text:style-name="T80"><text:s/></text:span></text:span><text:span text:style-name="Strong_20_Emphasis"><text:span text:style-name="T123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1"><text:span text:style-name="T30">Start de computer op vanaf </text:span><text:span text:style-name="T298">een </text:span><text:span text:style-name="Strong_20_Emphasis"><text:span text:style-name="T259"><text:user-field-get text:name="Distro">Ubuntu</text:user-field-get></text:span></text:span><text:span text:style-name="T247"><text:s/></text:span><text:span text:style-name="T244"><text:user-field-get text:name="Version">22.04</text:user-field-get></text:span><text:span text:style-name="T224"><text:s/>Live</text:span><text:span text:style-name="T224"><text:note text:id="ftn5" text:note-class="footnote"><text:note-citation>1</text:note-citation><text:note-body><text:p text:style-name="P84"><text:span text:style-name="T357">Vanaf ee</text:span>n Live <text:span text:style-name="T387">usb</text:span><text:span text:style-name="T361">-stick </text:span><text:span text:style-name="T364">(</text:span><text:span text:style-name="T361">of </text:span><text:span text:style-name="T365">dvd</text:span><text:span text:style-name="T364">)</text:span><text:span text:style-name="T24"> </text:span>kunt <text:span text:style-name="T357">u opstarten en</text:span> <text:span text:style-name="T18">met </text:span><text:span text:style-name="Strong_20_Emphasis"><text:span text:style-name="T296"><text:user-field-get text:name="Distro">Ubuntu</text:user-field-get></text:span></text:span><text:span text:style-name="Strong_20_Emphasis"><text:span text:style-name="T296"><text:s/></text:span></text:span>werken zonder deze te installeren.</text:p></text:note-body></text:note></text:span><text:span text:style-name="T224"> </text:span><text:span text:style-name="T226">usb</text:span><text:span text:style-name="T225">-stick</text:span><text:span text:style-name="T225"><text:note text:id="ftn6" text:note-class="footnote"><text:note-citation>2</text:note-citation><text:note-body><text:p text:style-name="P79"><text:span text:style-name="Strong_20_Emphasis"><text:span text:style-name="T174">Download </text:span></text:span><text:span text:style-name="Strong_20_Emphasis"><text:span text:style-name="T175">een </text:span></text:span><text:span text:style-name="Strong_20_Emphasis"><text:span text:style-name="T176">cd</text:span></text:span><text:span text:style-name="Strong_20_Emphasis"><text:span text:style-name="T202">-beeldbestand</text:span></text:span><text:span text:style-name="Strong_20_Emphasis"><text:span text:style-name="T177"> </text:span></text:span><text:span text:style-name="Strong_20_Emphasis"><text:span text:style-name="T178">(.iso) </text:span></text:span><text:span text:style-name="Strong_20_Emphasis"><text:span text:style-name="T177">vanaf </text:span></text:span><text:a xlink:type="simple" xlink:href="https://nl.releases.ubuntu.com/" text:style-name="Internet_20_link" text:visited-style-name="Visited_20_Internet_20_Link"><text:span text:style-name="Strong_20_Emphasis"><text:span text:style-name="T359">nl.releases.ubuntu.com</text:span></text:span></text:a><text:span text:style-name="Strong_20_Emphasis"><text:span text:style-name="T177">, </text:span></text:span><text:span text:style-name="Strong_20_Emphasis"><text:span text:style-name="T179">klik op</text:span></text:span><text:span text:style-name="Strong_20_Emphasis"><text:span text:style-name="T180"> </text:span></text:span><text:span text:style-name="Strong_20_Emphasis"><text:span text:style-name="T208">Ubuntu 2</text:span></text:span><text:span text:style-name="Strong_20_Emphasis"><text:span text:style-name="T209">2</text:span></text:span><text:span text:style-name="Strong_20_Emphasis"><text:span text:style-name="T208">.04 LTS (Jammy Jellyfish)</text:span></text:span><text:span text:style-name="Strong_20_Emphasis"><text:span text:style-name="T180">, </text:span></text:span><text:span text:style-name="Strong_20_Emphasis"><text:span text:style-name="T181">en </text:span></text:span><text:span text:style-name="Strong_20_Emphasis"><text:span text:style-name="T179">klik </text:span></text:span><text:span text:style-name="Strong_20_Emphasis"><text:span text:style-name="T181">vervolgens </text:span></text:span><text:span text:style-name="Strong_20_Emphasis"><text:span text:style-name="T182">achter</text:span></text:span><text:span text:style-name="Strong_20_Emphasis"><text:span text:style-name="T181"> </text:span></text:span><text:span text:style-name="Strong_20_Emphasis"><text:span text:style-name="T210">Desktop image</text:span></text:span><text:span text:style-name="Strong_20_Emphasis"><text:span text:style-name="T181"> </text:span></text:span><text:span text:style-name="Strong_20_Emphasis"><text:span text:style-name="T182">op </text:span></text:span><text:span text:style-name="Strong_20_Emphasis"><text:span text:style-name="T207">64-bit PC (AMD64) desktop image</text:span></text:span><text:span text:style-name="Strong_20_Emphasis"><text:span text:style-name="T205">.</text:span></text:span><text:span text:style-name="Strong_20_Emphasis"><text:span text:style-name="T181"><text:line-break/></text:span></text:span><text:span text:style-name="Strong_20_Emphasis"><text:span text:style-name="T179">P</text:span></text:span><text:span text:style-name="Strong_20_Emphasis"><text:span text:style-name="T174">laats </text:span></text:span><text:span text:style-name="Strong_20_Emphasis"><text:span text:style-name="T175">een </text:span></text:span><text:span text:style-name="Strong_20_Emphasis"><text:span text:style-name="T176">usb</text:span></text:span><text:span text:style-name="Strong_20_Emphasis"><text:span text:style-name="T175">-stick </text:span></text:span><text:span text:style-name="Strong_20_Emphasis"><text:span text:style-name="T203">va</text:span></text:span><text:span text:style-name="Strong_20_Emphasis"><text:span text:style-name="T183">n </text:span></text:span><text:span text:style-name="Strong_20_Emphasis"><text:span text:style-name="T184">min</text:span></text:span><text:span text:style-name="Strong_20_Emphasis"><text:span text:style-name="T185">imaal</text:span></text:span><text:span text:style-name="Strong_20_Emphasis"><text:span text:style-name="T184"> </text:span></text:span><text:span text:style-name="Strong_20_Emphasis"><text:span text:style-name="T186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s</text:span></text:span><text:span text:style-name="Strong_20_Emphasis"><text:span text:style-name="T212">ch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4">Schijven</text:span></text:span><text:span text:style-name="Strong_20_Emphasis"><text:span text:style-name="T188">. Selecteer de </text:span></text:span><text:span text:style-name="Strong_20_Emphasis"><text:span text:style-name="T189">usb</text:span></text:span><text:span text:style-name="Strong_20_Emphasis"><text:span text:style-name="T188">-stick in de lijst van schijven aan de linkerkant en klik rechtsboven op </text:span></text:span><text:span text:style-name="Strong_20_Emphasis"><text:span text:style-name="T213">Schijfinstellingen</text:span></text:span><text:span text:style-name="Strong_20_Emphasis"><text:span text:style-name="T188"> </text:span></text:span><text:span text:style-name="Strong_20_Emphasis"><text:span text:style-name="T213">⋮</text:span></text:span><text:span text:style-name="Strong_20_Emphasis"><text:span text:style-name="T188"> (icoontje met de drie puntjes).</text:span></text:span></text:p><text:p text:style-name="P75"><text:span text:style-name="Strong_20_Emphasis"><text:span text:style-name="T188"><text:tab/>Kies </text:span></text:span><text:span text:style-name="Strong_20_Emphasis"><text:span text:style-name="T213">Schijfkopie terugzetten</text:span></text:span><text:span text:style-name="Strong_20_Emphasis"><text:span text:style-name="T188"> en selecteer </text:span></text:span><text:span text:style-name="Strong_20_Emphasis"><text:span text:style-name="T190">het net</text:span></text:span><text:span text:style-name="Strong_20_Emphasis"><text:span text:style-name="T191"> gedownloade </text:span></text:span><text:span text:style-name="Strong_20_Emphasis"><text:span text:style-name="T192">cd</text:span></text:span><text:span text:style-name="T19">-beeldbestand </text:span><text:span text:style-name="T20">(.iso)</text:span><text:span text:style-name="Strong_20_Emphasis"><text:span text:style-name="T191">.</text:span></text:span></text:p><text:p text:style-name="P78"><text:span text:style-name="Strong_20_Emphasis"><text:span text:style-name="T188"><text:tab/>Klik op </text:span></text:span><text:span text:style-name="Strong_20_Emphasis"><text:span text:style-name="T213">Terugzetten starten</text:span></text:span><text:span text:style-name="Strong_20_Emphasis"><text:span text:style-name="T188"> en vervolgens op </text:span></text:span><text:span text:style-name="Strong_20_Emphasis"><text:span text:style-name="T213">Terugzetten</text:span></text:span><text:span text:style-name="Strong_20_Emphasis"><text:span text:style-name="T193">.<text:line-break/></text:span></text:span><text:span text:style-name="Strong_20_Emphasis"><text:span text:style-name="T194">O</text:span></text:span><text:span text:style-name="Strong_20_Emphasis"><text:span text:style-name="T175">f </text:span></text:span><text:span text:style-name="Strong_20_Emphasis"><text:span text:style-name="T195">gebruik </text:span></text:span><text:span text:style-name="Strong_20_Emphasis"><text:span text:style-name="T196">het programma </text:span></text:span><text:span text:style-name="Strong_20_Emphasis"><text:span text:style-name="T215">Etche</text:span></text:span><text:span text:style-name="Strong_20_Emphasis"><text:span text:style-name="T216">r</text:span></text:span><text:span text:style-name="Strong_20_Emphasis"><text:span text:style-name="T196"> </text:span></text:span><text:span text:style-name="Strong_20_Emphasis"><text:span text:style-name="T197">(</text:span></text:span><text:a xlink:type="simple" xlink:href="https://www.balena.io/etcher/" text:style-name="Internet_20_link" text:visited-style-name="Visited_20_Internet_20_Link"><text:span text:style-name="Strong_20_Emphasis"><text:span text:style-name="T360">etcher.io</text:span></text:span></text:a><text:span text:style-name="Strong_20_Emphasis"><text:span text:style-name="T197">) </text:span></text:span><text:span text:style-name="Strong_20_Emphasis"><text:span text:style-name="T198">dat </text:span></text:span><text:span text:style-name="Strong_20_Emphasis"><text:span text:style-name="T175">beschikbaar </text:span></text:span><text:span text:style-name="Strong_20_Emphasis"><text:span text:style-name="T198">is </text:span></text:span><text:span text:style-name="Strong_20_Emphasis"><text:span text:style-name="T175">voor </text:span></text:span><text:span text:style-name="Strong_20_Emphasis"><text:span text:style-name="T188">Windows, </text:span></text:span><text:span text:style-name="Strong_20_Emphasis"><text:span text:style-name="T199">mac</text:span></text:span><text:span text:style-name="Strong_20_Emphasis"><text:span text:style-name="T200">OS</text:span></text:span><text:span text:style-name="Strong_20_Emphasis"><text:span text:style-name="T196">, </text:span></text:span><text:span text:style-name="Strong_20_Emphasis"><text:span text:style-name="T197">en </text:span></text:span><text:span text:style-name="Strong_20_Emphasis"><text:span text:style-name="T196">Linux</text:span></text:span><text:span text:style-name="Strong_20_Emphasis"><text:span text:style-name="T201">.</text:span></text:span></text:p></text:note-body></text:note></text:span><text:span text:style-name="T224"> </text:span><text:span text:style-name="T227">of dvd.</text:span></text:p>
            <text:p text:style-name="P47"><text:span text:style-name="T170">Opstartmenu/</text:span><text:span text:style-name="T171">boot menu</text:span><text:span text:style-name="T170"> </text:span><text:span text:style-name="T169">via </text:span><text:span text:style-name="Definition"><text:span text:style-name="T363">opstartmenu</text:span></text:span><text:span text:style-name="T169">, </text:span><text:span text:style-name="T170">instellingen/</text:span><text:span text:style-name="T171">setup</text:span><text:span text:style-name="T169"> via </text:span><text:span text:style-name="Definition"><text:span text:style-name="T4">instellingen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80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25">Kies</text:span></text:span><text:span text:style-name="Strong_20_Emphasis"><text:span text:style-name="T42"> </text:span></text:span><text:span text:style-name="Strong_20_Emphasis"><text:span text:style-name="T126">als</text:span></text:span><text:span text:style-name="Strong_20_Emphasis"><text:span text:style-name="T43"> </text:span></text:span><text:span text:style-name="Strong_20_Emphasis"><text:span text:style-name="T44">mogelijk</text:span></text:span><text:span text:style-name="Strong_20_Emphasis"><text:span text:style-name="T42"> </text:span></text:span><text:span text:style-name="Strong_20_Emphasis"><text:span text:style-name="T45">met pijltjes-toetsen</text:span></text:span><text:span text:style-name="Strong_20_Emphasis"><text:span text:style-name="T46"> </text:span></text:span><text:span text:style-name="Strong_20_Emphasis"><text:span text:style-name="T147">Nederlands</text:span></text:span><text:span text:style-name="Strong_20_Emphasis"><text:span text:style-name="T47"> </text:span></text:span><text:span text:style-name="Strong_20_Emphasis"><text:span text:style-name="T45">en d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0"><text:span text:style-name="T278">Kies </text:span><text:span text:style-name="T277">Ubuntu installeren </text:span><text:span text:style-name="Strong_20_Emphasis"><text:span text:style-name="T126">en druk op </text:span></text:span><text:span text:style-name="Strong_20_Emphasis"><text:span text:style-name="T127">de </text:span></text:span><text:span text:style-name="Strong_20_Emphasis"><text:span text:style-name="T128">Enter</text:span></text:span><text:span text:style-name="Strong_20_Emphasis"><text:span text:style-name="T127">-toets</text:span></text:span><text:span text:style-name="T278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><text:span text:style-name="Strong_20_Emphasis"><text:span text:style-name="T3"><text:s/></text:span></text:span><text:span text:style-name="Strong_20_Emphasis"><text:span text:style-name="T80"><draw:control text:anchor-type="as-char" draw:z-index="17" draw:name="Vorm12" draw:style-name="gr1" draw:text-style-name="P9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0">Als </text:span></text:span><text:span text:style-name="Strong_20_Emphasis"><text:span text:style-name="T51">het </text:span></text:span><text:span text:style-name="Strong_20_Emphasis"><text:span text:style-name="T52">het scherm </text:span></text:span><text:span text:style-name="Strong_20_Emphasis"><text:span text:style-name="T154">Draadloos</text:span></text:span><text:span text:style-name="Strong_20_Emphasis"><text:span text:style-name="T52"> </text:span></text:span><text:span text:style-name="Strong_20_Emphasis"><text:span text:style-name="T51">verschijnt, </text:span></text:span><text:span text:style-name="Strong_20_Emphasis"><text:span text:style-name="T53">kies</text:span></text:span><text:span text:style-name="Strong_20_Emphasis"><text:span text:style-name="T52"> </text:span></text:span><text:span text:style-name="Strong_20_Emphasis"><text:span text:style-name="T75">het</text:span></text:span><text:span text:style-name="Strong_20_Emphasis"><text:span text:style-name="T53"> draadloos netwerk, maak </text:span></text:span><text:span text:style-name="Strong_20_Emphasis"><text:span text:style-name="T41">verbinding, </text:span></text:span><text:span text:style-name="Strong_20_Emphasis"><text:span text:style-name="T54">en klik</text:span></text:span><text:span text:style-name="Strong_20_Emphasis"><text:span text:style-name="T41"> </text:span></text:span><text:span text:style-name="Strong_20_Emphasis"><text:span text:style-name="T55">op </text:span></text:span><text:span text:style-name="Strong_20_Emphasis"><text:span text:style-name="T150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3"><text:s/></text:span></text:span><text:span text:style-name="T8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5">Installatietype</text:span></text:span><text:span text:style-name="Strong_20_Emphasis"><text:span text:style-name="T130"> </text:span></text:span><text:span text:style-name="Strong_20_Emphasis"><text:span text:style-name="T131">selecteer</text:span></text:span><text:span text:style-name="Strong_20_Emphasis"><text:span text:style-name="T132"> </text:span></text:span><text:span text:style-name="Strong_20_Emphasis"><text:span text:style-name="T300">het gewenste </text:span></text:span><text:span text:style-name="Strong_20_Emphasis"><text:span text:style-name="T317">Installatie type</text:span></text:span><text:span text:style-name="Strong_20_Emphasis"><text:span text:style-name="T300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71"><text:span text:style-name="Strong_20_Emphasis"><text:span text:style-name="T301">K</text:span></text:span><text:span text:style-name="Strong_20_Emphasis"><text:span text:style-name="T58">lik </text:span></text:span><text:span text:style-name="Strong_20_Emphasis"><text:span text:style-name="T59">op</text:span></text:span><text:span text:style-name="Strong_20_Emphasis"><text:span text:style-name="T58"> </text:span></text:span><text:span text:style-name="Strong_20_Emphasis"><text:span text:style-name="T152">I</text:span></text:span><text:span text:style-name="Strong_20_Emphasis"><text:span text:style-name="T153">nstalle</text:span></text:span><text:span text:style-name="Strong_20_Emphasis"><text:span text:style-name="T152">e</text:span></text:span><text:span text:style-name="Strong_20_Emphasis"><text:span text:style-name="T153">r </text:span></text:span><text:span text:style-name="Strong_20_Emphasis"><text:span text:style-name="T152">nu</text:span></text:span><text:span text:style-name="Strong_20_Emphasis"><text:span text:style-name="T58">, </text:span></text:span><text:span text:style-name="Strong_20_Emphasis"><text:span text:style-name="T70">of klik op </text:span></text:span><text:span text:style-name="Strong_20_Emphasis"><text:span text:style-name="T148">Verder</text:span></text:span><text:span text:style-name="Strong_20_Emphasis"><text:span text:style-name="T70"> en </text:span></text:span><text:span text:style-name="Strong_20_Emphasis"><text:span text:style-name="T129">c</text:span></text:span><text:span text:style-name="Strong_20_Emphasis"><text:span text:style-name="T60">ontroleer de </text:span></text:span><text:span text:style-name="Strong_20_Emphasis"><text:span text:style-name="T61">voorgestelde </text:span></text:span><text:span text:style-name="Strong_20_Emphasis"><text:span text:style-name="T60">schijfindelin</text:span></text:span><text:span text:style-name="Strong_20_Emphasis"><text:span text:style-name="T62">g,</text:span></text:span><text:span text:style-name="Strong_20_Emphasis"><text:span text:style-name="T60"> </text:span></text:span><text:span text:style-name="Strong_20_Emphasis"><text:span text:style-name="T63">kies de gewenste schijf, </text:span></text:span><text:span text:style-name="Strong_20_Emphasis"><text:span text:style-name="T62">en </text:span></text:span><text:span text:style-name="Strong_20_Emphasis"><text:span text:style-name="T135">k</text:span></text:span><text:span text:style-name="Strong_20_Emphasis"><text:span text:style-name="T136">lik op </text:span></text:span><text:span text:style-name="Strong_20_Emphasis"><text:span text:style-name="T152">I</text:span></text:span><text:span text:style-name="Strong_20_Emphasis"><text:span text:style-name="T153">nstalle</text:span></text:span><text:span text:style-name="Strong_20_Emphasis"><text:span text:style-name="T152">e</text:span></text:span><text:span text:style-name="Strong_20_Emphasis"><text:span text:style-name="T153">r </text:span></text:span><text:span text:style-name="Strong_20_Emphasis"><text:span text:style-name="T152">nu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9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5">Wilt u deze aanpassingen wegschrijven naar de schijven? </text:span></text:span><text:span text:style-name="Strong_20_Emphasis"><text:span text:style-name="T64">controleer de </text:span></text:span><text:span text:style-name="Strong_20_Emphasis"><text:span text:style-name="T65">partities</text:span></text:span><text:span text:style-name="Strong_20_Emphasis"><text:span text:style-name="T64"> </text:span></text:span><text:span text:style-name="Strong_20_Emphasis"><text:span text:style-name="T66">die </text:span></text:span><text:span text:style-name="Strong_20_Emphasis"><text:span text:style-name="T67">geformatteerd</text:span></text:span><text:span text:style-name="Strong_20_Emphasis"><text:span text:style-name="T66"> worden </text:span></text:span><text:span text:style-name="Strong_20_Emphasis"><text:span text:style-name="T64">en </text:span></text:span><text:span text:style-name="Strong_20_Emphasis"><text:span text:style-name="T56">klik </text:span></text:span><text:span text:style-name="Strong_20_Emphasis"><text:span text:style-name="T58">op </text:span></text:span><text:span text:style-name="Strong_20_Emphasis"><text:span text:style-name="T151">Verder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3"><text:s/></text:span></text:span><text:span text:style-name="T8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2">O</text:span></text:span><text:span text:style-name="Strong_20_Emphasis"><text:span text:style-name="T303">p </text:span></text:span><text:span text:style-name="Strong_20_Emphasis"><text:span text:style-name="T304">het </text:span></text:span><text:span text:style-name="Strong_20_Emphasis"><text:span text:style-name="T305">scherm </text:span></text:span><text:span text:style-name="Strong_20_Emphasis"><text:span text:style-name="T318">Waar bevindt u zich?</text:span></text:span><text:span text:style-name="Strong_20_Emphasis"><text:span text:style-name="T305"> </text:span></text:span><text:span text:style-name="Strong_20_Emphasis"><text:span text:style-name="T306">controleer </text:span></text:span><text:span text:style-name="Strong_20_Emphasis"><text:span text:style-name="T307">de </text:span></text:span><text:span text:style-name="Strong_20_Emphasis"><text:span text:style-name="T306">locatie en </text:span></text:span><text:span text:style-name="Strong_20_Emphasis"><text:span text:style-name="T302">klik </text:span></text:span><text:span text:style-name="Strong_20_Emphasis"><text:span text:style-name="T305">op </text:span></text:span><text:span text:style-name="Strong_20_Emphasis"><text:span text:style-name="T318">Verder</text:span></text:span><text:span text:style-name="Strong_20_Emphasis"><text:span text:style-name="T305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80"><draw:control text:anchor-type="as-char" draw:z-index="18" draw:name="Vorm 1" draw:style-name="gr1" draw:text-style-name="P9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19">Op </text:span><text:span text:style-name="T320">het </text:span><text:span text:style-name="T318">scherm </text:span><text:span text:style-name="Strong_20_Emphasis"><text:span text:style-name="T318">Wie bent u?</text:span></text:span><text:span text:style-name="T318"> </text:span><text:span text:style-name="T319">vul </text:span><text:span text:style-name="T321">in </text:span><text:span text:style-name="Strong_20_Emphasis"><text:span text:style-name="T322">Uw n</text:span></text:span><text:span text:style-name="Strong_20_Emphasis"><text:span text:style-name="T323">aam</text:span></text:span><text:span text:style-name="Strong_20_Emphasis"><text:span text:style-name="T308"> </text:span></text:span><text:span text:style-name="Definition"><text:span text:style-name="T5">gebruiker</text:span></text:span><text:span text:style-name="Strong_20_Emphasis"><text:span text:style-name="T309">, <text:line-break/></text:span></text:span><text:span text:style-name="Strong_20_Emphasis"><text:span text:style-name="T323">Naam </text:span></text:span><text:span text:style-name="Strong_20_Emphasis"><text:span text:style-name="T322">van uw </text:span></text:span><text:span text:style-name="Strong_20_Emphasis"><text:span text:style-name="T324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08">,<text:line-break/></text:span></text:span><text:span text:style-name="Strong_20_Emphasis"><text:span text:style-name="T322">Kies een g</text:span></text:span><text:span text:style-name="Strong_20_Emphasis"><text:span text:style-name="T324">ebruikersnaam</text:span></text:span><text:span text:style-name="Strong_20_Emphasis"><text:span text:style-name="T308"> </text:span></text:span><text:span text:style-name="Definition"><text:span text:style-name="T5">gebruikersnaam</text:span></text:span><text:span text:style-name="Strong_20_Emphasis"><text:span text:style-name="T308">,<text:line-break/></text:span></text:span><text:span text:style-name="Strong_20_Emphasis"><text:span text:style-name="T310">g</text:span></text:span><text:span text:style-name="Strong_20_Emphasis"><text:span text:style-name="T299">eef tweemaal een </text:span></text:span><text:span text:style-name="Strong_20_Emphasis"><text:span text:style-name="T316">wachtwoord</text:span></text:span><text:span text:style-name="Strong_20_Emphasis"><text:span text:style-name="T299">,</text:span></text:span><text:span text:style-name="Strong_20_Emphasis"><text:span text:style-name="T311"> </text:span></text:span><text:span text:style-name="Strong_20_Emphasis"><text:span text:style-name="T312">en</text:span></text:span><text:span text:style-name="Strong_20_Emphasis"><text:span text:style-name="T311"> </text:span></text:span><text:span text:style-name="Strong_20_Emphasis"><text:span text:style-name="T313">k</text:span></text:span><text:span text:style-name="Strong_20_Emphasis"><text:span text:style-name="T299">lik op </text:span></text:span><text:span text:style-name="Strong_20_Emphasis"><text:span text:style-name="T316">Verder</text:span></text:span><text:span text:style-name="Strong_20_Emphasis"><text:span text:style-name="T299">.</text:span></text:span></text:p>
          </table:table-cell>
        </table:table-row>
      </table:table>
      <text:p text:style-name="P46"><text:span text:style-name="Strong_20_Emphasis"><text:span text:style-name="T133"/></text:span></text:p>
      <text:list xml:id="list84756722019799" text:continue-numbering="true" text:style-name="L1">
        <text:list-item>
          <text:p text:style-name="P89"><text:span text:style-name="Strong_20_Emphasis"><text:span text:style-name="T156">Installatie </text:span></text:span><text:span text:style-name="Strong_20_Emphasis"><text:span text:style-name="T157">afronden</text:span></text:span></text:p>
        </text:list-item>
      </text:list>
      <text:p text:style-name="P50"><text:span text:style-name="Strong_20_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5"><text:span text:style-name="Strong_20_Emphasis"><text:span text:style-name="T80"><text:s/></text:span></text:span><text:span text:style-name="Strong_20_Emphasis"><text:span text:style-name="T123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3"><text:span text:style-name="Strong_20_Emphasis"><text:span text:style-name="T134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26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7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80"><text:s/></text:span></text:span><text:span text:style-name="Strong_20_Emphasis"><text:span text:style-name="T123"><draw:control text:anchor-type="as-char" draw:z-index="11" draw:name="Vorm4_1" draw:style-name="gr1" draw:text-style-name="P9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0">Installeer </text:span></text:span><text:span text:style-name="Strong_20_Emphasis"><text:span text:style-name="T119">pakket kz</text:span></text:span><text:span text:style-name="Strong_20_Emphasis"><text:span text:style-name="T119"><text:note text:id="ftn7" text:note-class="footnote"><text:note-citation>1</text:note-citation><text:note-body><text:p text:style-name="P76"><text:span text:style-name="T367">Debian-p</text:span>akket kz plaatst documenten en scripts van Karel Zimmer <text:span text:style-name="T366">(zie </text:span><text:a xlink:type="simple" xlink:href="https://karelzimmer.nl/" text:style-name="Internet_20_link" text:visited-style-name="Visited_20_Internet_20_Link"><text:span text:style-name="Strong_20_Emphasis"><text:span text:style-name="T358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81"> </text:span></text:span><text:span text:style-name="Strong_20_Emphasis"><text:span text:style-name="T120">via </text:span></text:span><text:span text:style-name="Strong_20_Emphasis"><text:span text:style-name="T89">een </text:span></text:span><text:span text:style-name="Strong_20_Emphasis"><text:span text:style-name="T104">druk</text:span></text:span><text:span text:style-name="Strong_20_Emphasis"><text:span text:style-name="T8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95"><text:note text:id="ftn8" text:note-class="footnote"><text:note-citation>2</text:note-citation><text:note-body><text:p text:style-name="P44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4">ter</text:span></text:span><text:span text:style-name="Strong_20_Emphasis"><text:span text:style-name="T145">m</text:span></text:span><text:span text:style-name="Strong_20_Emphasis"><text:span text:style-name="T83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46">Terminalvenst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80"/></text:span></text:p>
          </table:table-cell>
          <table:table-cell table:style-name="_33_._5f_Installatie_5f_afronden.A1" office:value-type="string">
            <text:p text:style-name="P59"><text:span text:style-name="T6">Typ</text:span><text:span text:style-name="Strong_20_Emphasis"><text:span text:style-name="T84">, of </text:span></text:span><text:span text:style-name="Strong_20_Emphasis"><text:span text:style-name="T83">kopieer en plak, de</text:span></text:span><text:span text:style-name="Strong_20_Emphasis"><text:span text:style-name="T106">z</text:span></text:span><text:span text:style-name="Strong_20_Emphasis"><text:span text:style-name="T83">e </text:span></text:span><text:span text:style-name="Strong_20_Emphasis"><text:span text:style-name="T86">twee </text:span></text:span><text:span text:style-name="Strong_20_Emphasis"><text:span text:style-name="T83">opdrachten, ieder gevolgd door de </text:span></text:span><text:span text:style-name="Strong_20_Emphasis"><text:span text:style-name="T82">Enter</text:span></text:span><text:span text:style-name="Strong_20_Emphasis"><text:span text:style-name="T81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7"><text:span text:style-name="T3">V</text:span><text:span text:style-name="Strong_20_Emphasis"><text:span text:style-name="T87">olg </text:span></text:span><text:span text:style-name="Strong_20_Emphasis"><text:span text:style-name="T8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80"><text:s/></text:span></text:span><text:span text:style-name="Strong_20_Emphasis"><text:span text:style-name="T123"><draw:control text:anchor-type="as-char" draw:z-index="6" draw:name="Vorm3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81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2">men</text:span></text:span><text:span text:style-name="Strong_20_Emphasis"><text:span text:style-name="T141">u</text:span></text:span><text:span text:style-name="Strong_20_Emphasis"><text:span text:style-name="T95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80"/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111">K</text:span></text:span><text:span text:style-name="Strong_20_Emphasis"><text:span text:style-name="T99">ie</text:span></text:span><text:span text:style-name="Strong_20_Emphasis"><text:span text:style-name="T100">s </text:span></text:span><text:span text:style-name="Strong_20_Emphasis"><text:span text:style-name="T163">3</text:span></text:span><text:span text:style-name="Strong_20_Emphasis"><text:span text:style-name="T138"> </text:span></text:span><text:span text:style-name="Strong_20_Emphasis"><text:span text:style-name="T164">Installatie</text:span></text:span><text:span text:style-name="Strong_20_Emphasis"><text:span text:style-name="T165"> </text:span></text:span><text:span text:style-name="Strong_20_Emphasis"><text:span text:style-name="T166">afronden</text:span></text:span><text:span text:style-name="Strong_20_Emphasis"><text:span text:style-name="T111"> </text:span></text:span><text:span text:style-name="Strong_20_Emphasis"><text:span text:style-name="T101">en </text:span></text:span><text:span text:style-name="Strong_20_Emphasis"><text:span text:style-name="T112">v</text:span></text:span><text:span text:style-name="Strong_20_Emphasis"><text:span text:style-name="T88">olg de aanwijzingen op het scherm.</text:span></text:span></text:p>
          </table:table-cell>
        </table:table-row>
      </table:table>
      <text:p text:style-name="P50"><text:span text:style-name="Strong_20_Emphasis"><text:span text:style-name="T68"><text:tab/></text:span></text:span></text:p>
      <text:p text:style-name="P51"><text:span text:style-name="Strong_20_Emphasis"><text:span text:style-name="T101"/></text:span></text:p>
      <text:p text:style-name="P52"><text:span text:style-name="Strong_20_Emphasis"><text:span text:style-name="T88"/></text:span></text:p>
      <text:list xml:id="list84757064410583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0"><text:span text:style-name="Strong_20_Emphasis"><text:span text:style-name="T80"><text:s/></text:span></text:span><text:span text:style-name="Strong_20_Emphasis"><text:span text:style-name="T123"><draw:control text:anchor-type="as-char" draw:z-index="12" draw:name="Vorm40_0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113"><text:note text:id="ftn9" text:note-class="footnote"><text:note-citation>1</text:note-citation><text:note-body><text:p text:style-name="P70"><text:span text:style-name="User_20_Entry"><text:span text:style-name="T228">E</text:span></text:span><text:span text:style-name="User_20_Entry"><text:span text:style-name="T230">ventuele extra </text:span></text:span><text:span text:style-name="Definition"><text:span text:style-name="T390">gebruiker</text:span></text:span><text:span text:style-name="User_20_Entry"><text:span text:style-name="T229">s</text:span></text:span><text:span text:style-name="User_20_Entry"><text:span text:style-name="T230"> aanmelden en dezelfde stappen uitvoeren.</text:span></text:span></text:p></text:note-body></text:note>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80"><text:s/></text:span></text:span><text:span text:style-name="Strong_20_Emphasis"><text:span text:style-name="T123"><draw:control text:anchor-type="as-char" draw:z-index="14" draw:name="Vorm40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4">R</text:span></text:span><text:span text:style-name="Strong_20_Emphasis"><text:span text:style-name="T115">icht </text:span></text:span><text:span text:style-name="Strong_20_Emphasis"><text:span text:style-name="T116">de </text:span></text:span><text:span text:style-name="Definition"><text:span text:style-name="T27">gebruiker</text:span></text:span><text:span text:style-name="Strong_20_Emphasis"><text:span text:style-name="T115"> </text:span></text:span><text:span text:style-name="Strong_20_Emphasis"><text:span text:style-name="T117">in </text:span></text:span><text:span text:style-name="Strong_20_Emphasis"><text:span text:style-name="T81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105"> de </text:span></text:span><text:span text:style-name="Strong_20_Emphasis"><text:span text:style-name="T92">Super</text:span></text:span><text:span text:style-name="Strong_20_Emphasis"><text:span text:style-name="T105">-toets</text:span></text:span><text:span text:style-name="Strong_20_Emphasis"><text:span text:style-name="T39"><text:note text:id="ftn10" text:note-class="footnote"><text:note-citation>2</text:note-citation><text:note-body><text:p text:style-name="P45"><text:span text:style-name="T245">De </text:span><text:span text:style-name="T246">Super</text:span><text:span text:style-name="T245">-toets is de Windows-toets, Command-toets </text:span><text:span text:style-name="T248">(Apple)</text:span><text:span text:style-name="T245">, of Vergrootglas-toets </text:span><text:span text:style-name="T248">(Chromebook)</text:span><text:span text:style-name="T245">.</text:span></text:p></text:note-body></text:note></text:span></text:span><text:span text:style-name="Strong_20_Emphasis"><text:span text:style-name="T89">, </text:span></text:span><text:span text:style-name="Strong_20_Emphasis"><text:span text:style-name="T102">t</text:span></text:span><text:span text:style-name="Strong_20_Emphasis"><text:span text:style-name="T94">yp </text:span></text:span><text:span text:style-name="Strong_20_Emphasis"><text:span text:style-name="T142">men</text:span></text:span><text:span text:style-name="Strong_20_Emphasis"><text:span text:style-name="T141">u</text:span></text:span><text:span text:style-name="Strong_20_Emphasis"><text:span text:style-name="T95"> </text:span></text:span><text:span text:style-name="Strong_20_Emphasis"><text:span text:style-name="T103">e</text:span></text:span><text:span text:style-name="Strong_20_Emphasis"><text:span text:style-name="T81">n </text:span></text:span><text:span text:style-name="Strong_20_Emphasis"><text:span text:style-name="T97">k</text:span></text:span><text:span text:style-name="Strong_20_Emphasis"><text:span text:style-name="T81">lik op het pictogram van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11">K</text:span></text:span><text:span text:style-name="Strong_20_Emphasis"><text:span text:style-name="T99">ie</text:span></text:span><text:span text:style-name="Strong_20_Emphasis"><text:span text:style-name="T100">s </text:span></text:span><text:span text:style-name="Strong_20_Emphasis"><text:span text:style-name="T163">4 </text:span></text:span><text:span text:style-name="Strong_20_Emphasis"><text:span text:style-name="T143">Gebruiker inrichten</text:span></text:span><text:span text:style-name="Strong_20_Emphasis"><text:span text:style-name="T111"> </text:span></text:span><text:span text:style-name="Strong_20_Emphasis"><text:span text:style-name="T101">en </text:span></text:span><text:span text:style-name="Strong_20_Emphasis"><text:span text:style-name="T112">v</text:span></text:span><text:span text:style-name="Strong_20_Emphasis"><text:span text:style-name="T88">olg de aanwijzingen op het scherm</text:span></text:span><text:span text:style-name="Strong_20_Emphasis"><text:span text:style-name="T139">.</text:span></text:span></text:p>
          </table:table-cell>
        </table:table-row>
      </table:table>
      <text:p text:style-name="P21"><text:span text:style-name="Strong_20_Emphasis"><text:span text:style-name="T118"/></text:span></text:p>
      <text:p text:style-name="P39"/>
      <text:p text:style-name="P39"/>
      <text:p text:style-name="P41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Strong_20_Emphasis"><text:span text:style-name="T259"><text:user-field-get text:name="Distro">Ubuntu</text:user-field-get></text:span></text:span><text:span text:style-name="T243"><text:s/></text:span><text:span text:style-name="T244"><text:user-field-get text:name="Version">22.04</text:user-field-get></text:span><text:span text:style-name="Strong_20_Emphasis"><text:span text:style-name="T260"><text:s/></text:span></text:span><text:span text:style-name="Strong_20_Emphasis"><text:span text:style-name="T258">LTS</text:span></text:span><text:span text:style-name="T38"> 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241">is voltooid.</text:span></text:p>
      <text:p text:style-name="P18"/>
      <text:p text:style-name="P9"><text:span text:style-name="Emphasis"><text:span text:style-name="T328">Geschreven </text:span></text:span><text:span text:style-name="Emphasis"><text:span text:style-name="T331">in</text:span></text:span><text:span text:style-name="Emphasis"><text:span text:style-name="T325"> </text:span></text:span><text:span text:style-name="Strong_20_Emphasis"><text:span text:style-name="T88"><text:user-field-get style:data-style-name="N0" text:name="Releaseyear">2022</text:user-field-get></text:span></text:span><text:span text:style-name="Emphasis"><text:span text:style-name="T326"><text:s/></text:span></text:span><text:span text:style-name="Emphasis"><text:span text:style-name="T327">d</text:span></text:span><text:span text:style-name="Emphasis"><text:span text:style-name="T32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9">Karel Zimmer</text:span></text:span></text:a><text:span text:style-name="Emphasis"><text:span text:style-name="T32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0">Creative Commons Publiek Domein Verklaring</text:span></text:span></text:a><text:span text:style-name="Emphasis"><text:span text:style-name="T3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2-02T08:47:55.731414137">02-02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2T08:47:55.419821097</dc:date>
    <meta:keyword>Installatie</meta:keyword>
    <meta:keyword>Checklist</meta:keyword>
    <meta:keyword>Linux</meta:keyword>
    <meta:editing-cycles>6627</meta:editing-cycles>
    <meta:editing-duration>P11DT17H56M8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1" meta:character-count="5026" meta:non-whitespace-character-count="4318"/>
    <meta:user-defined meta:name="Info 1"/>
    <meta:user-defined meta:name="Info 2"/>
    <meta:user-defined meta:name="Info 3"/>
    <meta:user-defined meta:name="Info 4"/>
  </office:meta>
</office:document-meta>
</file>